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P2" style:family="paragraph" style:parent-style-name="Standard">
      <style:text-properties fo:font-size="10pt" officeooo:rsid="00136463" officeooo:paragraph-rsid="00136463" style:font-size-asian="8.75pt" style:font-size-complex="10pt"/>
    </style:style>
    <style:style style:name="P3" style:family="paragraph" style:parent-style-name="Standard" style:list-style-name="L1">
      <style:text-properties fo:font-size="10pt" officeooo:rsid="001ee62a" officeooo:paragraph-rsid="001ee62a" style:font-size-asian="10pt" style:font-size-complex="10pt"/>
    </style:style>
    <style:style style:name="P4" style:family="paragraph" style:parent-style-name="Standard" style:list-style-name="L2">
      <style:text-properties fo:font-size="10pt" officeooo:rsid="001ee62a" officeooo:paragraph-rsid="001ee62a" style:font-size-asian="8.75pt" style:font-size-complex="10pt"/>
    </style:style>
    <style:style style:name="P5" style:family="paragraph" style:parent-style-name="Standard">
      <style:text-properties fo:font-size="10pt" officeooo:rsid="001ee62a" officeooo:paragraph-rsid="001ee62a" style:font-size-asian="8.75pt" style:font-size-complex="10pt"/>
    </style:style>
    <style:style style:name="P6" style:family="paragraph" style:parent-style-name="Standard" style:list-style-name="L3">
      <style:text-properties fo:font-size="10pt" officeooo:rsid="001ffda0" officeooo:paragraph-rsid="001ffda0" style:font-size-asian="8.75pt" style:font-size-complex="10pt"/>
    </style:style>
    <style:style style:name="P7" style:family="paragraph" style:parent-style-name="Standard" style:list-style-name="L4">
      <style:text-properties fo:font-size="10pt" officeooo:rsid="001ffda0" officeooo:paragraph-rsid="001ffda0" style:font-size-asian="8.75pt" style:font-size-complex="10pt"/>
    </style:style>
    <style:style style:name="P8" style:family="paragraph" style:parent-style-name="Standard" style:list-style-name="L4">
      <style:text-properties fo:font-size="10pt" officeooo:rsid="00205b15" officeooo:paragraph-rsid="00205b15" style:font-size-asian="8.75pt" style:font-size-complex="10pt"/>
    </style:style>
    <style:style style:name="P9" style:family="paragraph" style:parent-style-name="Standard">
      <style:text-properties fo:font-size="10pt" officeooo:paragraph-rsid="0021d215" style:font-size-asian="8.75pt" style:font-size-complex="10pt"/>
    </style:style>
    <style:style style:name="P10" style:family="paragraph" style:parent-style-name="Standard">
      <style:text-properties fo:font-size="10pt" officeooo:rsid="0021d215" officeooo:paragraph-rsid="0021d215" style:font-size-asian="8.75pt" style:font-size-complex="10pt"/>
    </style:style>
    <style:style style:name="P11" style:family="paragraph" style:parent-style-name="Standard" style:list-style-name="L5">
      <style:text-properties fo:font-size="10pt" officeooo:rsid="0021d215" officeooo:paragraph-rsid="0021d215" style:font-size-asian="8.75pt" style:font-size-complex="10pt"/>
    </style:style>
    <style:style style:name="P12" style:family="paragraph" style:parent-style-name="Standard" style:list-style-name="L5">
      <style:text-properties fo:font-size="10pt" officeooo:rsid="00234846" officeooo:paragraph-rsid="00234846" style:font-size-asian="8.75pt" style:font-size-complex="10pt"/>
    </style:style>
    <style:style style:name="P13" style:family="paragraph" style:parent-style-name="Standard" style:list-style-name="L2">
      <style:text-properties officeooo:paragraph-rsid="0016e5c1"/>
    </style:style>
    <style:style style:name="P14" style:family="paragraph" style:parent-style-name="Standard" style:list-style-name="L3">
      <style:text-properties officeooo:paragraph-rsid="001ffda0"/>
    </style:style>
    <style:style style:name="P15" style:family="paragraph" style:parent-style-name="Standard" style:list-style-name="L4">
      <style:text-properties officeooo:paragraph-rsid="00194b0f"/>
    </style:style>
    <style:style style:name="P16" style:family="paragraph" style:parent-style-name="Standard">
      <style:text-properties officeooo:paragraph-rsid="001d76bf"/>
    </style:style>
    <style:style style:name="P17" style:family="paragraph" style:parent-style-name="Standard">
      <style:text-properties officeooo:paragraph-rsid="001ee62a"/>
    </style:style>
    <style:style style:name="P18" style:family="paragraph" style:parent-style-name="Standard">
      <style:text-properties officeooo:paragraph-rsid="001ffda0"/>
    </style:style>
    <style:style style:name="P19" style:family="paragraph" style:parent-style-name="Standard">
      <style:text-properties officeooo:paragraph-rsid="0020b626"/>
    </style:style>
    <style:style style:name="P20" style:family="paragraph" style:parent-style-name="Standard" style:list-style-name="L5">
      <style:text-properties officeooo:paragraph-rsid="0021d215"/>
    </style:style>
    <style:style style:name="P21" style:family="paragraph" style:parent-style-name="Heading_20_1" style:list-style-name="WWNum1"/>
    <style:style style:name="P22" style:family="paragraph" style:parent-style-name="Heading_20_1" style:list-style-name="WWNum1">
      <style:text-properties officeooo:paragraph-rsid="00194b0f"/>
    </style:style>
    <style:style style:name="P23" style:family="paragraph" style:parent-style-name="Description">
      <style:text-properties officeooo:paragraph-rsid="00194b0f"/>
    </style:style>
    <style:style style:name="P24" style:family="paragraph" style:parent-style-name="Title" style:master-page-name="Standard">
      <style:paragraph-properties style:page-number="auto"/>
    </style:style>
    <style:style style:name="P25" style:family="paragraph" style:parent-style-name="Subtitle">
      <style:text-properties officeooo:paragraph-rsid="001d76b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ffda0" style:font-size-asian="9pt" style:font-size-complex="9pt"/>
    </style:style>
    <style:style style:name="T3" style:family="text">
      <style:text-properties fo:font-size="9pt" fo:language="en" fo:country="US" style:font-size-asian="9pt" style:font-size-complex="9pt"/>
    </style:style>
    <style:style style:name="T4" style:family="text">
      <style:text-properties fo:font-size="22pt" style:font-size-asian="22pt"/>
    </style:style>
    <style:style style:name="T5" style:family="text">
      <style:text-properties fo:font-size="22pt" fo:language="en" fo:country="US" style:font-size-asian="22pt"/>
    </style:style>
    <style:style style:name="T6" style:family="text">
      <style:text-properties fo:language="en" fo:country="US"/>
    </style:style>
    <style:style style:name="T7" style:family="text">
      <style:text-properties officeooo:rsid="0014358e"/>
    </style:style>
    <style:style style:name="T8" style:family="text">
      <style:text-properties officeooo:rsid="001d76bf"/>
    </style:style>
    <style:style style:name="T9" style:family="text">
      <style:text-properties fo:font-size="10pt" officeooo:rsid="00136463" style:font-size-asian="8.75pt" style:font-size-complex="10pt"/>
    </style:style>
    <style:style style:name="T10" style:family="text">
      <style:text-properties fo:font-size="10pt" officeooo:rsid="001d76bf" style:font-size-asian="8.75pt" style:font-size-complex="10pt"/>
    </style:style>
    <style:style style:name="T11" style:family="text">
      <style:text-properties fo:font-size="10pt" officeooo:rsid="001ee62a" style:font-size-asian="8.75pt" style:font-size-complex="10pt"/>
    </style:style>
    <style:style style:name="T12" style:family="text">
      <style:text-properties fo:font-size="10pt" officeooo:rsid="001ffda0" style:font-size-asian="8.75pt" style:font-size-complex="10pt"/>
    </style:style>
    <style:style style:name="T13" style:family="text">
      <style:text-properties fo:font-size="10pt" officeooo:rsid="00205b15" style:font-size-asian="8.75pt" style:font-size-complex="10pt"/>
    </style:style>
    <style:style style:name="T14" style:family="text">
      <style:text-properties fo:font-size="10pt" officeooo:rsid="00194b0f" style:font-size-asian="8.75pt" style:font-size-complex="10pt"/>
    </style:style>
    <style:style style:name="T15" style:family="text">
      <style:text-properties fo:font-size="10pt" officeooo:rsid="0020b626" style:font-size-asian="8.75pt" style:font-size-complex="10pt"/>
    </style:style>
    <style:style style:name="T16" style:family="text">
      <style:text-properties fo:font-size="10pt" officeooo:rsid="001ee62a" style:font-size-asian="10pt" style:font-size-complex="10pt"/>
    </style:style>
    <style:style style:name="T17" style:family="text">
      <style:text-properties fo:font-size="10pt" officeooo:rsid="0020b626" style:font-size-asian="10pt" style:font-size-complex="10pt"/>
    </style:style>
    <style:style style:name="T18" style:family="text">
      <style:text-properties officeooo:rsid="001ee62a"/>
    </style:style>
    <style:style style:name="T19" style:family="text">
      <style:text-properties fo:color="#000000" fo:font-style="normal" officeooo:rsid="00194b0f" style:font-style-asian="normal" style:font-style-complex="normal"/>
    </style:style>
    <style:style style:name="T20" style:family="text">
      <style:text-properties officeooo:rsid="0021d215"/>
    </style:style>
    <style:style style:name="T21" style:family="text">
      <style:text-properties officeooo:rsid="00234846"/>
    </style:style>
    <style:style style:name="T22" style:family="text">
      <style:text-properties officeooo:rsid="00244b22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4">Έγγραφο</text:span><text:span text:style-name="T5"> </text:span><text:span text:style-name="T4">απαιτήσεων</text:span><text:span text:style-name="T5"> </text:span><text:span text:style-name="T4">εμπλεκομένων</text:span><text:span text:style-name="T5"> </text:span><text:span text:style-name="T4">μερών</text:span><text:span text:style-name="T5"> (StRS)<text:line-break/>Stakeholders Requirements Specification</text:span></text:p>
      <text:p text:style-name="Description">ΠΡΟΣΑΡΜΟΓΗ ΤΟΥ ΑΝΤΙΣΤΟΙΧΟΥ ΕΓΓΡΑΦΟΥ ΤΟΥ ΠΡΟΤΥΠΟΥ ISO/IEC/IEEE 29148:2011</text:p>
      <text:p text:style-name="Description"/>
      <text:p text:style-name="P25"><text:span text:style-name="T8">Developer/Επιχειριματίας</text:span></text:p>
      <text:list xml:id="list4336714344264947147" text:style-name="WWNum1">
        <text:list-item>
          <text:h text:style-name="P21" text:outline-level="1">Εισαγωγή</text:h>
        </text:list-item>
      </text:list>
      <text:h text:style-name="Heading_20_2" text:outline-level="2">1.1<text:tab/>Ταυτότητα - επιχειρησιακοί στόχοι</text:h>
      <text:p text:style-name="P2"><text:tab/>Το μελετούμενο σύστημα ονομάζεται [Όνομα (?Energizer)] και αποτελεί online σύστημα διάθεσης ανοιχτών δεδομένων <text:span text:style-name="T18">αγοράς</text:span> ηλεκτρικής ενέργειας στην Ευρώπη. Βασικός σκοπός του <text:span text:style-name="T7">είναι η διευκόλυνση των χρηστών στην πρόσβαση σε δεδομένα για την κατανάλωση ενέργειας με σκοπό την πρόβλεψη των χαρακτηριστικών του φορτίου σε μελλοντικούς χρόνους.</text:span></text:p>
      <text:p text:style-name="P16"><text:span text:style-name="T9"><text:tab/></text:span><text:span text:style-name="T10">Στόχος του developer είναι η δημιουργία της παραπάνω πλατφόρμας, διαχειριζόμενος το απαραίτητο προσωπικό, καθιστώντας την εύχρηστη και λειτουργική για το ευρύ κοινό. Έτσι, χρησιμοποιώντας κατάλληλες τεχνικές marketing, να προωθήσει την </text:span><text:span text:style-name="T11">εφαρμογή</text:span><text:span text:style-name="T10"> στον κόσμο και να την καταστήσει δημοφιλή. Περαιτέρω, με τη χρέωση ειδικών λειτουργιών της, αποσκοπεί να παράγει κέρδος. </text:span><text:bookmark text:name="_GoBack"/></text:p>
      <text:h text:style-name="Heading_20_2" text:outline-level="2">1.2<text:tab/>Περίγραμμα επιχειρησιακών λειτουργιών</text:h>
      <text:list xml:id="list1426253449052601415" text:style-name="L1">
        <text:list-item>
          <text:p text:style-name="P3">System maintenance -&gt; Up to date, Security, Fix Bugs</text:p>
        </text:list-item>
        <text:list-item>
          <text:p text:style-name="P3">Quality</text:p>
        </text:list-item>
        <text:list-item>
          <text:p text:style-name="P3">UI Design</text:p>
        </text:list-item>
        <text:list-item>
          <text:p text:style-name="P3">Marketing -&gt; Promotion, Advertisements</text:p>
          <text:p text:style-name="P3"/>
        </text:list-item>
      </text:list>
      <text:p text:style-name="Description">Γενική περιγραφή. Περίληψη και αναφορές με χρήση διαγράμματος δραστηριοτήτων <text:span text:style-name="T6">UML</text:span>, αν απαιτείται. Το διάγραμμα και το περίγραμμα είναι από τη σκοπιά του <text:span text:style-name="T6">stakeholder</text:span> που γράφει. Το διάγραμμα από τη σκοπιά "ημών" δεν περιλαμβάνει τα διαγράμματα από τη σκοπιά των άλλων <text:span text:style-name="T6">stakeholders</text:span>.</text:p>
      <text:list xml:id="list160813746616048" text:continue-list="list4336714344264947147" text:style-name="WWNum1">
        <text:list-item>
          <text:h text:style-name="P21" text:outline-level="1">Αναφορές - πηγές πληροφοριών</text:h>
        </text:list-item>
      </text:list>
      <text:p text:style-name="P19"><text:span text:style-name="T17">Ν/Α</text:span></text:p>
      <text:p text:style-name="P19"><text:span text:style-name="T17"/></text:p>
      <text:list xml:id="list160814494638505" text:continue-numbering="true" text:style-name="WWNum1">
        <text:list-item>
          <text:h text:style-name="P21" text:outline-level="1"><text:soft-page-break/>Λειτουργικές απαιτήσεις επιχειρησιακού περιβάλλοντος</text:h>
        </text:list-item>
      </text:list>
      <text:h text:style-name="Heading_20_2" text:outline-level="2">3.1<text:tab/>Επιχειρησιακές διαδικασίες</text:h>
      <text:p text:style-name="P17"><text:span text:style-name="T16"><text:tab/>Ο developer/επιχειρηματίας έχει τη δυνατότητα να εισάγει δεδομένα στη βάση δεδομένων και να διαχειριστεί τους λογαριασμούς των χρηστών (δημιουργία, τροποποίηση).</text:span></text:p>
      <text:h text:style-name="Heading_20_2" text:outline-level="2">3.2<text:tab/><text:tab/>Δείκτες ποιότητας</text:h>
      <text:list xml:id="list2411604774320667421" text:style-name="L2">
        <text:list-item>
          <text:p text:style-name="P4">Αριθμός χρηστών</text:p>
        </text:list-item>
        <text:list-item>
          <text:p text:style-name="P4">Αριθμός επισκεπτών</text:p>
        </text:list-item>
        <text:list-item>
          <text:p text:style-name="P4">Συχνότητα επισκέψεων</text:p>
          <text:p text:style-name="P13"/>
        </text:list-item>
      </text:list>
      <text:list xml:id="list160812838333511" text:continue-list="list160814494638505" text:style-name="WWNum1">
        <text:list-item>
          <text:h text:style-name="P21" text:outline-level="1">Έκθεση απαιτήσεων χρηστών</text:h>
        </text:list-item>
      </text:list>
      <text:p text:style-name="P5"><text:tab/>Οι βασικές απαιτήσεις υψηλού επιπέδου του επιχειρηματία/developer από την πλατφόρμα είναι:</text:p>
      <text:list xml:id="list1865767634763264520" text:style-name="L3">
        <text:list-item>
          <text:p text:style-name="P6">Χρήση της εφαρμογής από την πλειονότητα του ενδιαφερόμενου κοινού στην αγορά ηλεκτρικής ενέργειας στην Ευρώπη και συλλογή καλών κριτικών από τους χρήστες.</text:p>
        </text:list-item>
        <text:list-item>
          <text:p text:style-name="P6">Μεγιστοποίηση του κέρδους από λογαριασμούς αυξημένων δυνατοτήτων.</text:p>
        </text:list-item>
        <text:list-item>
          <text:p text:style-name="P6">Responsive design για κάθε κατηγορία χρήστη ώστε ή πλατφόρμα να είναι πλήρως λειτουργική σε κάθε συσκευή.</text:p>
        </text:list-item>
        <text:list-item>
          <text:p text:style-name="P6">Αποδοτικό design ώστε να είναι εύκολα προσβάσιμες οι απαραίτητες πληροφορίες.</text:p>
        </text:list-item>
        <text:list-item>
          <text:p text:style-name="P14"><text:span text:style-name="T12">Διασύνδεση τρίτων εφαρμογών</text:span></text:p>
        </text:list-item>
      </text:list>
      <text:p text:style-name="P18"><text:span text:style-name="T12"/></text:p>
      <text:list xml:id="list160814731757512" text:continue-list="list160812838333511" text:style-name="WWNum1">
        <text:list-item>
          <text:h text:style-name="P21" text:outline-level="1">Αρχές του προτεινόμενου συστήματος</text:h>
        </text:list-item>
      </text:list>
      <text:p text:style-name="P9"><text:tab/><text:span text:style-name="T20">Οι κυριότερες λειτουργικές αρχές και σενάρια του επιχειρηματία/developer για</text:span></text:p>
      <text:p text:style-name="P10">την εφαρμογή είναι:</text:p>
      <text:list xml:id="list89196268878415760" text:style-name="L5">
        <text:list-item>
          <text:p text:style-name="P12"><text:span text:style-name="T22">Για την επικαιροποίηση των</text:span> <text:span text:style-name="T22">δεδομένων της βάσης, θα πρέπει να εισάγονται νέα δεδομένα ανά τακτά χρονικά διαστήματα.</text:span></text:p>
        </text:list-item>
        <text:list-item>
          <text:p text:style-name="P11">Συντονισμός ομάδας προσωπικού για <text:span text:style-name="T22">24/7 διαθεσιμότητα για</text:span> <text:span text:style-name="T21">γρήγορη απάντηση σε αιτήματα δημιουργίας λογαριασμού.</text:span></text:p>
          <text:p text:style-name="P20"/>
        </text:list-item>
      </text:list>
      <text:list xml:id="list160814210549369" text:continue-list="list160814731757512" text:style-name="WWNum1">
        <text:list-item>
          <text:h text:style-name="P21" text:outline-level="1">Περιορισμοί στο πλαίσιο του έργου</text:h>
        </text:list-item>
      </text:list>
      <text:list xml:id="list2056580739760208939" text:style-name="L4">
        <text:list-item>
          <text:p text:style-name="P7">Οικονομικοί περιορισμοί</text:p>
        </text:list-item>
        <text:list-item>
          <text:p text:style-name="P8">Χρονικοί περιορισμοί υλοποίησης στα πλαίσια διορίας</text:p>
        </text:list-item>
        <text:list-item>
          <text:p text:style-name="P8"><text:soft-page-break/>Περιορισμοί που επιβάλλονται από το hardware</text:p>
        </text:list-item>
        <text:list-item>
          <text:p text:style-name="P8">Περιορισμοί που επιβάλλονται από τα πρότυπα εργασίας</text:p>
        </text:list-item>
        <text:list-item>
          <text:p text:style-name="P15"><text:span text:style-name="T13">Νομικοί περιορισμοί, σχετικοί με τη χρήση προσωπικών δεδομένων </text:span><text:span text:style-name="T14">(GDPR) </text:span><text:span text:style-name="T15">και δημοσίευση μη έγκυρων δεδομένων.</text:span></text:p>
          <text:p text:style-name="P15"><text:span text:style-name="T15"/></text:p>
        </text:list-item>
      </text:list>
      <text:list xml:id="list160814802680609" text:continue-list="list160814210549369" text:style-name="WWNum1">
        <text:list-item>
          <text:h text:style-name="P22" text:outline-level="1">Παράρτημα: ακρωνύμια και συντομογραφίες</text:h>
        </text:list-item>
      </text:list>
      <text:p text:style-name="P23"><text:span text:style-name="T19">Ν/Α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2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true" style:font-name-asian="Calibri2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cm" loext:contextual-spacing="false" fo:text-align="start" style:justify-single-word="false" fo:orphans="2" fo:widows="2" style:snap-to-layout-grid="false" style:writing-mode="lr-tb"/>
      <style:text-properties fo:language="el" fo:country="G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058cm" fo:margin-bottom="0cm" loext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cm" fo:margin-right="0cm" fo:margin-top="0.423cm" fo:margin-bottom="0cm" loext:contextual-spacing="false" fo:keep-together="always" fo:text-indent="-1cm" style:auto-text-indent="false" fo:keep-with-next="always"/>
      <style:text-properties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Description" style:family="paragraph" style:parent-style-name="Standard" style:default-outline-level="">
      <style:text-properties fo:color="#8496b0" fo:font-size="10pt" fo:font-style="italic" style:font-size-asian="10pt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margin-top="0.212cm" fo:margin-bottom="0.282cm" loext:contextual-spacing="false"/>
      <style:text-properties fo:color="#5a5a5a" fo:font-size="14pt" fo:letter-spacing="0.026cm" style:font-name-asian="Calibri2" style:font-family-asian="Calibri" style:font-family-generic-asian="system" style:font-pitch-asian="variable" style:font-size-asian="14pt" style:font-size-complex="11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el" fo:country="GR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3pt" fo:language="el" fo:country="GR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fo:language="el" fo:country="GR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>
      <style:text-properties fo:language="el" fo:country="GR"/>
    </style:style>
    <style:style style:name="Footer_20_Char" style:display-name="Footer Char" style:family="text" style:parent-style-name="Default_20_Paragraph_20_Font">
      <style:text-properties fo:language="el" fo:country="GR"/>
    </style:style>
    <style:style style:name="Subtitle_20_Char" style:display-name="Subtitle Char" style:family="text" style:parent-style-name="Default_20_Paragraph_20_Font">
      <style:text-properties fo:color="#5a5a5a" fo:font-size="14pt" fo:letter-spacing="0.026cm" fo:language="el" fo:country="GR" style:font-name-asian="Calibri2" style:font-family-asian="Calibri" style:font-family-generic-asian="system" style:font-pitch-asian="variable" style:font-size-asian="14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0.6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officeooo:rsid="001ffda0" style:font-size-asian="9pt" style:font-size-complex="9pt"/>
    </style:style>
    <style:style style:name="MT3" style:family="text">
      <style:text-properties fo:font-size="9pt" fo:language="en" fo:country="US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ΟΜΑΔΑ </text:span><text:span text:style-name="MT2">4 at last</text:span><text:span text:style-name="MT1"><text:tab/>ΕΓΓΡΑΦΟ </text:span><text:span text:style-name="MT3">StRS</text:span><text:span text:style-name="MT1"> (2019)</text:span><text:span text:style-name="MT3"><text:tab/></text:span><text:span text:style-name="MT1">Σελ </text:span><text:span text:style-name="MT1"><text:page-number text:select-page="current">3</text:page-number></text:span><text:span text:style-name="MT1"> / <text:s/>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silios Vescoukis</meta:initial-creator>
    <meta:editing-cycles>8</meta:editing-cycles>
    <meta:creation-date>2020-01-22T08:51:00</meta:creation-date>
    <dc:date>2020-01-31T16:08:12.530554687</dc:date>
    <meta:editing-duration>PT1H25M2S</meta:editing-duration>
    <meta:generator>LibreOffice/5.1.6.2$Linux_X86_64 LibreOffice_project/10m0$Build-2</meta:generator>
    <meta:document-statistic meta:table-count="0" meta:image-count="0" meta:object-count="0" meta:page-count="3" meta:paragraph-count="47" meta:word-count="423" meta:character-count="3037" meta:non-whitespace-character-count="26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